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SecurityConfig.WorkspaceSecurityConfig( BeanConfig accessControlProvid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SecurityConfig.getAccessControlProvid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